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im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_L</text:p>
          </table:table-cell>
          <table:table-cell office:value-type="string" calcext:value-type="string">
            <text:p>V_{gs}</text:p>
          </table:table-cell>
          <table:table-cell office:value-type="string" calcext:value-type="string">
            <text:p>I_{REF}</text:p>
          </table:table-cell>
          <table:table-cell office:value-type="string" calcext:value-type="string">
            <text:p>V_{OUT}</text:p>
          </table:table-cell>
          <table:table-cell office:value-type="string" calcext:value-type="string">
            <text:p>I_{OUT}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5.287" calcext:value-type="float">
            <text:p>-5.287</text:p>
          </table:table-cell>
          <table:table-cell office:value-type="float" office:value="0.00391974358974359" calcext:value-type="float">
            <text:p>0.0039197436</text:p>
          </table:table-cell>
          <table:table-cell office:value-type="float" office:value="-1.774" calcext:value-type="float">
            <text:p>-1.774</text:p>
          </table:table-cell>
          <table:table-cell office:value-type="float" office:value="0.00392466666666667" calcext:value-type="float">
            <text:p>0.00392466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.342" calcext:value-type="float">
            <text:p>-5.342</text:p>
          </table:table-cell>
          <table:table-cell office:value-type="float" office:value="0.00393384615384615" calcext:value-type="float">
            <text:p>0.0039338462</text:p>
          </table:table-cell>
          <table:table-cell office:value-type="float" office:value="2.113" calcext:value-type="float">
            <text:p>2.113</text:p>
          </table:table-cell>
          <table:table-cell office:value-type="float" office:value="0.0039435" calcext:value-type="float">
            <text:p>0.003943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5.387" calcext:value-type="float">
            <text:p>-5.387</text:p>
          </table:table-cell>
          <table:table-cell office:value-type="float" office:value="0.00394538461538462" calcext:value-type="float">
            <text:p>0.0039453846</text:p>
          </table:table-cell>
          <table:table-cell office:value-type="float" office:value="5.645" calcext:value-type="float">
            <text:p>5.645</text:p>
          </table:table-cell>
          <table:table-cell office:value-type="float" office:value="0.00395909090909091" calcext:value-type="float">
            <text:p>0.00395909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.392" calcext:value-type="float">
            <text:p>-5.392</text:p>
          </table:table-cell>
          <table:table-cell office:value-type="float" office:value="0.00394666666666667" calcext:value-type="float">
            <text:p>0.0039466667</text:p>
          </table:table-cell>
          <table:table-cell office:value-type="float" office:value="6.039" calcext:value-type="float">
            <text:p>6.039</text:p>
          </table:table-cell>
          <table:table-cell office:value-type="float" office:value="0.003961" calcext:value-type="float">
            <text:p>0.0039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5.414" calcext:value-type="float">
            <text:p>-5.414</text:p>
          </table:table-cell>
          <table:table-cell office:value-type="float" office:value="0.00395230769230769" calcext:value-type="float">
            <text:p>0.0039523077</text:p>
          </table:table-cell>
          <table:table-cell office:value-type="float" office:value="8.016" calcext:value-type="float">
            <text:p>8.016</text:p>
          </table:table-cell>
          <table:table-cell office:value-type="float" office:value="0.003968" calcext:value-type="float">
            <text:p>0.00396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5.416" calcext:value-type="float">
            <text:p>-5.416</text:p>
          </table:table-cell>
          <table:table-cell office:value-type="float" office:value="0.00395282051282051" calcext:value-type="float">
            <text:p>0.0039528205</text:p>
          </table:table-cell>
          <table:table-cell office:value-type="float" office:value="8.135" calcext:value-type="float">
            <text:p>8.135</text:p>
          </table:table-cell>
          <table:table-cell office:value-type="float" office:value="0.00396808510638298" calcext:value-type="float">
            <text:p>0.00396808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5.423" calcext:value-type="float">
            <text:p>-5.423</text:p>
          </table:table-cell>
          <table:table-cell office:value-type="float" office:value="0.00395461538461538" calcext:value-type="float">
            <text:p>0.0039546154</text:p>
          </table:table-cell>
          <table:table-cell office:value-type="float" office:value="8.809" calcext:value-type="float">
            <text:p>8.809</text:p>
          </table:table-cell>
          <table:table-cell office:value-type="float" office:value="0.00397" calcext:value-type="float">
            <text:p>0.003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5.428" calcext:value-type="float">
            <text:p>-5.428</text:p>
          </table:table-cell>
          <table:table-cell office:value-type="float" office:value="0.00395589743589744" calcext:value-type="float">
            <text:p>0.0039558974</text:p>
          </table:table-cell>
          <table:table-cell office:value-type="float" office:value="9.205" calcext:value-type="float">
            <text:p>9.205</text:p>
          </table:table-cell>
          <table:table-cell office:value-type="float" office:value="0.003975" calcext:value-type="float">
            <text:p>0.0039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5.432" calcext:value-type="float">
            <text:p>-5.432</text:p>
          </table:table-cell>
          <table:table-cell office:value-type="float" office:value="0.00395692307692308" calcext:value-type="float">
            <text:p>0.0039569231</text:p>
          </table:table-cell>
          <table:table-cell office:value-type="float" office:value="9.603" calcext:value-type="float">
            <text:p>9.603</text:p>
          </table:table-cell>
          <table:table-cell office:value-type="float" office:value="0.00397" calcext:value-type="float">
            <text:p>0.0039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formula="of:=&quot;$&quot; &amp; [.A1] &amp; &quot;$&quot;" office:value-type="string" office:string-value="$R_L$" calcext:value-type="string">
            <text:p>$R_L$</text:p>
          </table:table-cell>
          <table:table-cell table:formula="of:=&quot;$&quot; &amp; [.B1] &amp; &quot;$&quot;" office:value-type="string" office:string-value="$V_{gs}$" calcext:value-type="string">
            <text:p>$V_{gs}$</text:p>
          </table:table-cell>
          <table:table-cell table:formula="of:=&quot;$&quot; &amp; [.C1] &amp; &quot;$&quot;" office:value-type="string" office:string-value="$I_{REF}$" calcext:value-type="string">
            <text:p>$I_{REF}$</text:p>
          </table:table-cell>
          <table:table-cell table:formula="of:=&quot;$&quot; &amp; [.D1] &amp; &quot;$&quot;" office:value-type="string" office:string-value="$V_{OUT}$" calcext:value-type="string">
            <text:p>$V_{OUT}$</text:p>
          </table:table-cell>
          <table:table-cell table:formula="of:=&quot;$&quot; &amp; [.E1] &amp; &quot;$&quot;" office:value-type="string" office:string-value="$I_{OUT}$" calcext:value-type="string">
            <text:p>$I_{OUT}$</text:p>
          </table:table-cell>
        </table:table-row>
        <table:table-row table:style-name="ro1">
          <table:table-cell table:formula="of:=[.A2]" office:value-type="float" office:value="3000" calcext:value-type="float">
            <text:p>3000</text:p>
          </table:table-cell>
          <table:table-cell table:formula="of:=&quot;\num{&quot; &amp;[.B2] &amp; &quot;}&quot;" office:value-type="string" office:string-value="\num{-5.287}" calcext:value-type="string">
            <text:p>\num{-5.287}</text:p>
          </table:table-cell>
          <table:table-cell table:formula="of:=&quot;\num{&quot; &amp;[.C2] &amp; &quot;}&quot;" office:value-type="string" office:string-value="\num{0.00391974358974359}" calcext:value-type="string">
            <text:p>\num{0.00391974358974359}</text:p>
          </table:table-cell>
          <table:table-cell table:formula="of:=&quot;\num{&quot; &amp;[.D2] &amp; &quot;}&quot;" office:value-type="string" office:string-value="\num{-1.774}" calcext:value-type="string">
            <text:p>\num{-1.774}</text:p>
          </table:table-cell>
          <table:table-cell table:formula="of:=&quot;\num{&quot; &amp;[.E2] &amp; &quot;}&quot;" office:value-type="string" office:string-value="\num{0.00392466666666667}" calcext:value-type="string">
            <text:p>\num{0.00392466666666667}</text:p>
          </table:table-cell>
        </table:table-row>
        <table:table-row table:style-name="ro1">
          <table:table-cell table:formula="of:=[.A3]" office:value-type="float" office:value="2000" calcext:value-type="float">
            <text:p>2000</text:p>
          </table:table-cell>
          <table:table-cell table:formula="of:=&quot;\num{&quot; &amp;[.B3] &amp; &quot;}&quot;" office:value-type="string" office:string-value="\num{-5.342}" calcext:value-type="string">
            <text:p>\num{-5.342}</text:p>
          </table:table-cell>
          <table:table-cell table:formula="of:=&quot;\num{&quot; &amp;[.C3] &amp; &quot;}&quot;" office:value-type="string" office:string-value="\num{0.00393384615384615}" calcext:value-type="string">
            <text:p>\num{0.00393384615384615}</text:p>
          </table:table-cell>
          <table:table-cell table:formula="of:=&quot;\num{&quot; &amp;[.D3] &amp; &quot;}&quot;" office:value-type="string" office:string-value="\num{2.113}" calcext:value-type="string">
            <text:p>\num{2.113}</text:p>
          </table:table-cell>
          <table:table-cell table:formula="of:=&quot;\num{&quot; &amp;[.E3] &amp; &quot;}&quot;" office:value-type="string" office:string-value="\num{0.0039435}" calcext:value-type="string">
            <text:p>\num{0.0039435}</text:p>
          </table:table-cell>
        </table:table-row>
        <table:table-row table:style-name="ro1">
          <table:table-cell table:formula="of:=[.A4]" office:value-type="float" office:value="1100" calcext:value-type="float">
            <text:p>1100</text:p>
          </table:table-cell>
          <table:table-cell table:formula="of:=&quot;\num{&quot; &amp;[.B4] &amp; &quot;}&quot;" office:value-type="string" office:string-value="\num{-5.387}" calcext:value-type="string">
            <text:p>\num{-5.387}</text:p>
          </table:table-cell>
          <table:table-cell table:formula="of:=&quot;\num{&quot; &amp;[.C4] &amp; &quot;}&quot;" office:value-type="string" office:string-value="\num{0.00394538461538462}" calcext:value-type="string">
            <text:p>\num{0.00394538461538462}</text:p>
          </table:table-cell>
          <table:table-cell table:formula="of:=&quot;\num{&quot; &amp;[.D4] &amp; &quot;}&quot;" office:value-type="string" office:string-value="\num{5.645}" calcext:value-type="string">
            <text:p>\num{5.645}</text:p>
          </table:table-cell>
          <table:table-cell table:formula="of:=&quot;\num{&quot; &amp;[.E4] &amp; &quot;}&quot;" office:value-type="string" office:string-value="\num{0.00395909090909091}" calcext:value-type="string">
            <text:p>\num{0.00395909090909091}</text:p>
          </table:table-cell>
        </table:table-row>
        <table:table-row table:style-name="ro1">
          <table:table-cell table:formula="of:=[.A5]" office:value-type="float" office:value="1000" calcext:value-type="float">
            <text:p>1000</text:p>
          </table:table-cell>
          <table:table-cell table:formula="of:=&quot;\num{&quot; &amp;[.B5] &amp; &quot;}&quot;" office:value-type="string" office:string-value="\num{-5.392}" calcext:value-type="string">
            <text:p>\num{-5.392}</text:p>
          </table:table-cell>
          <table:table-cell table:formula="of:=&quot;\num{&quot; &amp;[.C5] &amp; &quot;}&quot;" office:value-type="string" office:string-value="\num{0.00394666666666667}" calcext:value-type="string">
            <text:p>\num{0.00394666666666667}</text:p>
          </table:table-cell>
          <table:table-cell table:formula="of:=&quot;\num{&quot; &amp;[.D5] &amp; &quot;}&quot;" office:value-type="string" office:string-value="\num{6.039}" calcext:value-type="string">
            <text:p>\num{6.039}</text:p>
          </table:table-cell>
          <table:table-cell table:formula="of:=&quot;\num{&quot; &amp;[.E5] &amp; &quot;}&quot;" office:value-type="string" office:string-value="\num{0.003961}" calcext:value-type="string">
            <text:p>\num{0.003961}</text:p>
          </table:table-cell>
        </table:table-row>
        <table:table-row table:style-name="ro1">
          <table:table-cell table:formula="of:=[.A6]" office:value-type="float" office:value="500" calcext:value-type="float">
            <text:p>500</text:p>
          </table:table-cell>
          <table:table-cell table:formula="of:=&quot;\num{&quot; &amp;[.B6] &amp; &quot;}&quot;" office:value-type="string" office:string-value="\num{-5.414}" calcext:value-type="string">
            <text:p>\num{-5.414}</text:p>
          </table:table-cell>
          <table:table-cell table:formula="of:=&quot;\num{&quot; &amp;[.C6] &amp; &quot;}&quot;" office:value-type="string" office:string-value="\num{0.00395230769230769}" calcext:value-type="string">
            <text:p>\num{0.00395230769230769}</text:p>
          </table:table-cell>
          <table:table-cell table:formula="of:=&quot;\num{&quot; &amp;[.D6] &amp; &quot;}&quot;" office:value-type="string" office:string-value="\num{8.016}" calcext:value-type="string">
            <text:p>\num{8.016}</text:p>
          </table:table-cell>
          <table:table-cell table:formula="of:=&quot;\num{&quot; &amp;[.E6] &amp; &quot;}&quot;" office:value-type="string" office:string-value="\num{0.003968}" calcext:value-type="string">
            <text:p>\num{0.003968}</text:p>
          </table:table-cell>
        </table:table-row>
        <table:table-row table:style-name="ro1">
          <table:table-cell table:formula="of:=[.A7]" office:value-type="float" office:value="470" calcext:value-type="float">
            <text:p>470</text:p>
          </table:table-cell>
          <table:table-cell table:formula="of:=&quot;\num{&quot; &amp;[.B7] &amp; &quot;}&quot;" office:value-type="string" office:string-value="\num{-5.416}" calcext:value-type="string">
            <text:p>\num{-5.416}</text:p>
          </table:table-cell>
          <table:table-cell table:formula="of:=&quot;\num{&quot; &amp;[.C7] &amp; &quot;}&quot;" office:value-type="string" office:string-value="\num{0.00395282051282051}" calcext:value-type="string">
            <text:p>\num{0.00395282051282051}</text:p>
          </table:table-cell>
          <table:table-cell table:formula="of:=&quot;\num{&quot; &amp;[.D7] &amp; &quot;}&quot;" office:value-type="string" office:string-value="\num{8.135}" calcext:value-type="string">
            <text:p>\num{8.135}</text:p>
          </table:table-cell>
          <table:table-cell table:formula="of:=&quot;\num{&quot; &amp;[.E7] &amp; &quot;}&quot;" office:value-type="string" office:string-value="\num{0.00396808510638298}" calcext:value-type="string">
            <text:p>\num{0.00396808510638298}</text:p>
          </table:table-cell>
        </table:table-row>
        <table:table-row table:style-name="ro1">
          <table:table-cell table:formula="of:=[.A8]" office:value-type="float" office:value="300" calcext:value-type="float">
            <text:p>300</text:p>
          </table:table-cell>
          <table:table-cell table:formula="of:=&quot;\num{&quot; &amp;[.B8] &amp; &quot;}&quot;" office:value-type="string" office:string-value="\num{-5.423}" calcext:value-type="string">
            <text:p>\num{-5.423}</text:p>
          </table:table-cell>
          <table:table-cell table:formula="of:=&quot;\num{&quot; &amp;[.C8] &amp; &quot;}&quot;" office:value-type="string" office:string-value="\num{0.00395461538461538}" calcext:value-type="string">
            <text:p>\num{0.00395461538461538}</text:p>
          </table:table-cell>
          <table:table-cell table:formula="of:=&quot;\num{&quot; &amp;[.D8] &amp; &quot;}&quot;" office:value-type="string" office:string-value="\num{8.809}" calcext:value-type="string">
            <text:p>\num{8.809}</text:p>
          </table:table-cell>
          <table:table-cell table:formula="of:=&quot;\num{&quot; &amp;[.E8] &amp; &quot;}&quot;" office:value-type="string" office:string-value="\num{0.00397}" calcext:value-type="string">
            <text:p>\num{0.00397}</text:p>
          </table:table-cell>
        </table:table-row>
        <table:table-row table:style-name="ro1">
          <table:table-cell table:formula="of:=[.A9]" office:value-type="float" office:value="200" calcext:value-type="float">
            <text:p>200</text:p>
          </table:table-cell>
          <table:table-cell table:formula="of:=&quot;\num{&quot; &amp;[.B9] &amp; &quot;}&quot;" office:value-type="string" office:string-value="\num{-5.428}" calcext:value-type="string">
            <text:p>\num{-5.428}</text:p>
          </table:table-cell>
          <table:table-cell table:formula="of:=&quot;\num{&quot; &amp;[.C9] &amp; &quot;}&quot;" office:value-type="string" office:string-value="\num{0.00395589743589744}" calcext:value-type="string">
            <text:p>\num{0.00395589743589744}</text:p>
          </table:table-cell>
          <table:table-cell table:formula="of:=&quot;\num{&quot; &amp;[.D9] &amp; &quot;}&quot;" office:value-type="string" office:string-value="\num{9.205}" calcext:value-type="string">
            <text:p>\num{9.205}</text:p>
          </table:table-cell>
          <table:table-cell table:formula="of:=&quot;\num{&quot; &amp;[.E9] &amp; &quot;}&quot;" office:value-type="string" office:string-value="\num{0.003975}" calcext:value-type="string">
            <text:p>\num{0.003975}</text:p>
          </table:table-cell>
        </table:table-row>
        <table:table-row table:style-name="ro1">
          <table:table-cell table:formula="of:=[.A10]" office:value-type="float" office:value="100" calcext:value-type="float">
            <text:p>100</text:p>
          </table:table-cell>
          <table:table-cell table:formula="of:=&quot;\num{&quot; &amp;[.B10] &amp; &quot;}&quot;" office:value-type="string" office:string-value="\num{-5.432}" calcext:value-type="string">
            <text:p>\num{-5.432}</text:p>
          </table:table-cell>
          <table:table-cell table:formula="of:=&quot;\num{&quot; &amp;[.C10] &amp; &quot;}&quot;" office:value-type="string" office:string-value="\num{0.00395692307692308}" calcext:value-type="string">
            <text:p>\num{0.00395692307692308}</text:p>
          </table:table-cell>
          <table:table-cell table:formula="of:=&quot;\num{&quot; &amp;[.D10] &amp; &quot;}&quot;" office:value-type="string" office:string-value="\num{9.603}" calcext:value-type="string">
            <text:p>\num{9.603}</text:p>
          </table:table-cell>
          <table:table-cell table:formula="of:=&quot;\num{&quot; &amp;[.E10] &amp; &quot;}&quot;" office:value-type="string" office:string-value="\num{0.00397}" calcext:value-type="string">
            <text:p>\num{0.00397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22:02:58.316026473</meta:creation-date>
    <dc:date>2015-04-03T22:06:01.436850160</dc:date>
    <meta:editing-duration>PT3M3S</meta:editing-duration>
    <meta:editing-cycles>1</meta:editing-cycles>
    <meta:document-statistic meta:table-count="1" meta:cell-count="100" meta:object-count="0"/>
    <meta:generator>LibreOffice/4.3.6.2$Linux_X86_64 LibreOffice_project/430m0$Build-2</meta:generator>
  </office:meta>
</office:document-meta>
</file>